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358b3" officeooo:paragraph-rsid="001358b3"/>
    </style:style>
    <style:style style:name="P2" style:family="paragraph" style:parent-style-name="Title">
      <style:text-properties officeooo:rsid="001358b3" officeooo:paragraph-rsid="001358b3"/>
    </style:style>
    <style:style style:name="P3" style:family="paragraph" style:parent-style-name="Text_20_body">
      <style:text-properties officeooo:rsid="001358b3" officeooo:paragraph-rsid="00149103"/>
    </style:style>
    <style:style style:name="P4" style:family="paragraph" style:parent-style-name="Text_20_body">
      <style:text-properties officeooo:rsid="00149103" officeooo:paragraph-rsid="00149103"/>
    </style:style>
    <style:style style:name="P5" style:family="paragraph" style:parent-style-name="Heading_20_1">
      <style:text-properties officeooo:rsid="001358b3" officeooo:paragraph-rsid="001358b3"/>
    </style:style>
    <style:style style:name="P6" style:family="paragraph" style:parent-style-name="Heading_20_1">
      <style:text-properties officeooo:rsid="00149103" officeooo:paragraph-rsid="00149103"/>
    </style:style>
    <style:style style:name="P7" style:family="paragraph" style:parent-style-name="Heading_20_1">
      <style:text-properties officeooo:rsid="0016164b" officeooo:paragraph-rsid="0016164b"/>
    </style:style>
    <style:style style:name="P8" style:family="paragraph" style:parent-style-name="Heading_20_1">
      <style:text-properties officeooo:paragraph-rsid="0016164b"/>
    </style:style>
    <style:style style:name="P9" style:family="paragraph" style:parent-style-name="Heading_20_2">
      <style:text-properties officeooo:rsid="00149103" officeooo:paragraph-rsid="00149103"/>
    </style:style>
    <style:style style:name="P10" style:family="paragraph" style:parent-style-name="Heading_20_3">
      <style:text-properties officeooo:rsid="00149103" officeooo:paragraph-rsid="00149103"/>
    </style:style>
    <style:style style:name="P11" style:family="paragraph" style:parent-style-name="Text_20_body">
      <style:text-properties officeooo:rsid="00149103" officeooo:paragraph-rsid="00149103"/>
    </style:style>
    <style:style style:name="P12" style:family="paragraph" style:parent-style-name="Text_20_body">
      <style:text-properties officeooo:rsid="0016164b" officeooo:paragraph-rsid="0016164b"/>
    </style:style>
    <style:style style:name="P13" style:family="paragraph" style:parent-style-name="Text_20_body">
      <style:text-properties officeooo:rsid="00132dba" officeooo:paragraph-rsid="0016164b"/>
    </style:style>
    <style:style style:name="P14" style:family="paragraph">
      <style:paragraph-properties fo:text-align="center"/>
    </style:style>
    <style:style style:name="P15" style:family="paragraph">
      <loext:graphic-properties draw:fill="none" draw:fill-color="#ffffff"/>
      <style:paragraph-properties style:writing-mode="lr-tb"/>
      <style:text-properties fo:font-size="12pt"/>
    </style:style>
    <style:style style:name="P16" style:family="paragraph">
      <loext:graphic-properties draw:fill="none" draw:fill-color="#ffffff"/>
      <style:paragraph-properties style:writing-mode="lr-tb"/>
    </style:style>
    <style:style style:name="T1" style:family="text">
      <style:text-properties officeooo:rsid="00149103"/>
    </style:style>
    <style:style style:name="T2" style:family="text">
      <style:text-properties officeooo:rsid="0015dd88"/>
    </style:style>
    <style:style style:name="T3" style:family="text">
      <style:text-properties officeooo:rsid="0016164b"/>
    </style:style>
    <style:style style:name="T4" style:family="text">
      <style:text-properties fo:font-size="12pt"/>
    </style:style>
    <style:style style:name="gr1"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8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1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8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2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2.4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iews</text:p>
      <text:h text:style-name="P5" text:outline-level="1">Index</text:h>
      <text:p text:style-name="P1">The index view is responsible for creating the context dictionary used by the Leaderboard.html template.</text:p>
      <text:p text:style-name="P1"><draw:frame text:anchor-type="paragraph" draw:z-index="0" draw:name="Text Frame 1" draw:style-name="gr7" draw:text-style-name="P16" svg:width="2.408cm" svg:height="1.084cm" svg:x="5.787cm" svg:y="0.944cm"><draw:text-box><text:p>Context_dict</text:p></draw:text-box></draw:frame><draw:frame text:anchor-type="paragraph" draw:z-index="2" draw:name="Text Frame 3" draw:style-name="gr8" draw:text-style-name="P16" svg:width="4.684cm" svg:height="2.435cm" svg:x="-1.595cm" svg:y="4.964cm"><draw:text-box><text:p>Name (string)</text:p></draw:text-box></draw:frame><draw:frame text:anchor-type="paragraph" draw:z-index="3" draw:name="Text Frame 4" draw:style-name="gr8" draw:text-style-name="P16" svg:width="4.684cm" svg:height="2.435cm" svg:x="2.85cm" svg:y="4.964cm"><draw:text-box><text:p>Leaderboard (list)</text:p></draw:text-box></draw:frame><draw:frame text:anchor-type="paragraph" draw:z-index="4" draw:name="Text Frame 5" draw:style-name="gr8" draw:text-style-name="P16" svg:width="4.684cm" svg:height="2.435cm" svg:x="1.104cm" svg:y="7.213cm"><draw:text-box><text:p>Sailor name (string)</text:p></draw:text-box></draw:frame><draw:frame text:anchor-type="paragraph" draw:z-index="5" draw:name="Text Frame 6" draw:style-name="gr8" draw:text-style-name="P16" svg:width="4.684cm" svg:height="2.435cm" svg:x="5.417cm" svg:y="7.213cm"><draw:text-box><text:p>Score (int)</text:p></draw:text-box></draw:frame><draw:line text:anchor-type="paragraph" draw:z-index="6" draw:name="Line 1" draw:style-name="gr1" draw:text-style-name="P14" svg:x1="2.137cm" svg:y1="3.533cm" svg:x2="0.549cm" svg:y2="4.99cm"><text:p/></draw:line><draw:line text:anchor-type="paragraph" draw:z-index="7" draw:name="Line 3" draw:style-name="gr1" draw:text-style-name="P14" svg:x1="3.883cm" svg:y1="5.544cm" svg:x2="1.528cm" svg:y2="7.052cm"><text:p/></draw:line><draw:line text:anchor-type="paragraph" draw:z-index="8" draw:name="Line 4" draw:style-name="gr1" draw:text-style-name="P14" svg:x1="4.12cm" svg:y1="5.517cm" svg:x2="6.051cm" svg:y2="7.212cm"><text:p/></draw:line><draw:line text:anchor-type="paragraph" draw:z-index="9" draw:name="Line 5" draw:style-name="gr1" draw:text-style-name="P14" svg:x1="6.793cm" svg:y1="1.655cm" svg:x2="3.062cm" svg:y2="2.371cm"><text:p/></draw:line><draw:line text:anchor-type="paragraph" draw:z-index="10" draw:name="Line 6" draw:style-name="gr1" draw:text-style-name="P14" svg:x1="2.665cm" svg:y1="3.507cm" svg:x2="4.014cm" svg:y2="4.803cm"><text:p/></draw:line><draw:frame text:anchor-type="paragraph" draw:z-index="11" draw:name="Text Frame 7" draw:style-name="gr6" draw:text-style-name="P16" svg:width="2.356cm" svg:height="1.295cm" svg:x="10.656cm" svg:y="2.053cm"><draw:text-box><text:p>old_Sereis (list)</text:p></draw:text-box></draw:frame><draw:frame text:anchor-type="paragraph" draw:z-index="12" draw:name="Text Frame 8" draw:style-name="gr6" draw:text-style-name="P16" svg:width="3.149cm" svg:height="1.295cm" svg:x="10.761cm" svg:y="4.62cm"><draw:text-box><text:p>Series (object)</text:p></draw:text-box></draw:frame><draw:line text:anchor-type="paragraph" draw:z-index="13" draw:name="Line 2" draw:style-name="gr1" draw:text-style-name="P14" svg:x1="6.793cm" svg:y1="1.655cm" svg:x2="10.338cm" svg:y2="2.264cm"><text:p/></draw:line><draw:line text:anchor-type="paragraph" draw:z-index="14" draw:name="Line 7" draw:style-name="gr1" draw:text-style-name="P14" svg:x1="6.793cm" svg:y1="1.655cm" svg:x2="3.062cm" svg:y2="2.371cm"><text:p/></draw:line><draw:line text:anchor-type="paragraph" draw:z-index="15" draw:name="Line 8" draw:style-name="gr1" draw:text-style-name="P14" svg:x1="11.37cm" svg:y1="3.189cm" svg:x2="11.37cm" svg:y2="4.406cm"><text:p/></draw:line><draw:frame text:anchor-type="paragraph" draw:z-index="1" draw:name="Text Frame 2" draw:style-name="gr6" draw:text-style-name="P16" svg:width="2.356cm" svg:height="1.295cm" svg:x="1.898cm" svg:y="2.371cm"><draw:text-box><text:p>Leaderbords (list)</text:p></draw:text-box></draw:frame>The completed context dict has the following structure:</text:p>
      <text:p text:style-name="P1"/>
      <text:p text:style-name="P1"/>
      <text:p text:style-name="P1"/>
      <text:p text:style-name="P1"/>
      <text:p text:style-name="P1"/>
      <text:p text:style-name="P1"/>
      <text:p text:style-name="P1"/>
      <text:p text:style-name="P1"/>
      <text:p text:style-name="P1"/>
      <text:p text:style-name="P4"/>
      <text:p text:style-name="P4"/>
      <text:p text:style-name="P4">This structure, although complex, allows the template to easily loop through the required data. The code in the view builds the context dict by looping though the objects extracted from the database, with the help of the get_leaderbord function.</text:p>
      <text:h text:style-name="P9" text:outline-level="2">old_series</text:h>
      <text:p text:style-name="P3">The <text:span text:style-name="T1">old series </text:span>view is responsible for creating the context dictionary used by the <text:span text:style-name="T1">old_series</text:span>.html template.</text:p>
      <text:p text:style-name="P3"><draw:frame text:anchor-type="paragraph" draw:z-index="16" draw:name="Text Frame 9" draw:style-name="gr7" draw:text-style-name="P16" svg:width="2.408cm" svg:height="1.084cm" svg:x="6.369cm" svg:y="0.944cm"><draw:text-box><text:p>Context_dict</text:p></draw:text-box></draw:frame><draw:frame text:anchor-type="paragraph" draw:z-index="17" draw:name="Text Frame 10" draw:style-name="gr6" draw:text-style-name="P16" svg:width="2.356cm" svg:height="1.295cm" svg:x="6.475cm" svg:y="2.265cm"><draw:text-box><text:p>Leaderbords (list)</text:p></draw:text-box></draw:frame><draw:frame text:anchor-type="paragraph" draw:z-index="18" draw:name="Text Frame 13" draw:style-name="gr5" draw:text-style-name="P15" svg:width="4.155cm" svg:height="0.832cm" svg:x="2.506cm" svg:y="3.852cm"><draw:text-box><text:p><text:span text:style-name="T4">Sailor name (string)</text:span></text:p></draw:text-box></draw:frame><draw:frame text:anchor-type="paragraph" draw:z-index="19" draw:name="Text Frame 12" draw:style-name="gr4" draw:text-style-name="P16" svg:width="4.155cm" svg:height="1.123cm" svg:x="8.354cm" svg:y="4.064cm"><draw:text-box><text:p>Leaderboard (list)</text:p></draw:text-box></draw:frame><draw:frame text:anchor-type="paragraph" draw:z-index="20" draw:name="Text Frame 14" draw:style-name="gr3" draw:text-style-name="P15" svg:width="3.335cm" svg:height="1.075cm" svg:x="10.391cm" svg:y="5.849cm"><draw:text-box><text:p><text:span text:style-name="T4">Score (int)</text:span></text:p></draw:text-box></draw:frame><draw:frame text:anchor-type="paragraph" draw:z-index="21" draw:name="Text Frame 11" draw:style-name="gr2" draw:text-style-name="P15" svg:width="3.837cm" svg:height="0.89cm" svg:x="5.47cm" svg:y="6.008cm"><draw:text-box><text:p><text:span text:style-name="T4">Sailor name (string)</text:span></text:p></draw:text-box></draw:frame><draw:line text:anchor-type="paragraph" draw:z-index="22" draw:name="Line 9" draw:style-name="gr1" draw:text-style-name="P14" svg:x1="7.216cm" svg:y1="1.535cm" svg:x2="7.216cm" svg:y2="2.263cm"><text:p/></draw:line><draw:line text:anchor-type="paragraph" draw:z-index="23" draw:name="Line 10" draw:style-name="gr1" draw:text-style-name="P14" svg:x1="7.137cm" svg:y1="3.307cm" svg:x2="9.36cm" svg:y2="3.942cm"><text:p/></draw:line><draw:line text:anchor-type="paragraph" draw:z-index="24" draw:name="Line 11" draw:style-name="gr1" draw:text-style-name="P14" svg:x1="7.136cm" svg:y1="3.307cm" svg:x2="4.808cm" svg:y2="3.73cm"><text:p/></draw:line><draw:line text:anchor-type="paragraph" draw:z-index="25" draw:name="Line 12" draw:style-name="gr1" draw:text-style-name="P14" svg:x1="7.137cm" svg:y1="3.307cm" svg:x2="9.36cm" svg:y2="3.942cm"><text:p/></draw:line><draw:line text:anchor-type="paragraph" draw:z-index="26" draw:name="Line 13" draw:style-name="gr1" draw:text-style-name="P14" svg:x1="9.703cm" svg:y1="4.71cm" svg:x2="10.788cm" svg:y2="5.849cm"><text:p/></draw:line><draw:line text:anchor-type="paragraph" draw:z-index="27" draw:name="Line 14" draw:style-name="gr1" draw:text-style-name="P14" svg:x1="7.137cm" svg:y1="3.307cm" svg:x2="9.36cm" svg:y2="3.942cm"><text:p/></draw:line><draw:line text:anchor-type="paragraph" draw:z-index="28" draw:name="Line 15" draw:style-name="gr1" draw:text-style-name="P14" svg:x1="8.909cm" svg:y1="4.763cm" svg:x2="7.904cm" svg:y2="5.901cm"><text:p/></draw:line>The completed context dict has the following structure:</text:p>
      <text:p text:style-name="P3"/>
      <text:p text:style-name="P3"/>
      <text:p text:style-name="P3"/>
      <text:p text:style-name="P3"/>
      <text:p text:style-name="P3"/>
      <text:p text:style-name="P3"/>
      <text:p text:style-name="P3"/>
      <text:p text:style-name="P4">This works in a the same was as the index view.</text:p>
      <text:h text:style-name="P6" text:outline-level="1"><text:soft-page-break/>Helper Functions</text:h>
      <text:h text:style-name="P10" text:outline-level="3">get_leaderboards</text:h>
      <text:p text:style-name="P4">This function takes a series and returns a <text:span text:style-name="T2">list of sailors’ names and scores, in ascending order of score. Since sailors with the lowest score in a series win, then this results in a leaderboard.</text:span></text:p>
      <text:h text:style-name="P8" text:outline-level="1"><text:span text:style-name="T3">Log in</text:span></text:h>
      <text:p text:style-name="P13">This <text:span text:style-name="T3">view</text:span> facilitates logging in. If the request is a get, a login form is displayed that simply takes the admin password.</text:p>
      <text:p text:style-name="P13">If the request is a post, then an attempt is made to log the user in. If successfully, the user is redirected to the admin home page, If not, the user is shown a suitable error message.</text:p>
      <text:p text:style-name="P13"/>
      <text:h text:style-name="P7" text:outline-level="1">Logout</text:h>
      <text:p text:style-name="P12">This view simply logs out the user, and redirects them to the leaderbord page.</text:p>
      <text:p text:style-name="P12">this view is only accessible to logged in users with the @login_required tag</text:p>
      <text:h text:style-name="P7" text:outline-level="1">Admin home</text:h>
      <text:p text:style-name="P12">This view is responsible for displaying the admin home page. It creates a simmilar context dictionary to the leaderbord view, just without the leadbords, only the seris names are needed. (Not finnished)</text:p>
      <text:p text:style-name="P12"/>
      <text:p text:style-name="P12">this view is only accessible to logged in users with the @login_required tag</text:p>
      <text:p text:style-name="P12"/>
      <text:h text:style-name="P7" text:outline-level="1">Change password</text:h>
      <text:p text:style-name="P12">This view is responsible for changing the admin password. If there is a get request, the built in change password form is passed to the template.</text:p>
      <text:p text:style-name="P12">If there is a post request, the form results are used to update the password, and the user is redirected to …… (unfinnised)</text:p>
      <text:p text:style-name="P12">this view is only accessible to logged in users with the @login_required ta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heads_20_1" draw:display-name="Arrowheads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20T14:55:06.010492738</dc:date>
    <meta:editing-duration>PT15M59S</meta:editing-duration>
    <meta:editing-cycles>2</meta:editing-cycles>
    <meta:generator>LibreOffice/7.3.7.2$Linux_X86_64 LibreOffice_project/30$Build-2</meta:generator>
    <meta:document-statistic meta:table-count="0" meta:image-count="0" meta:object-count="0" meta:page-count="2" meta:paragraph-count="25" meta:word-count="338" meta:character-count="1981" meta:non-whitespace-character-count="1668"/>
  </office:meta>
</office:document-meta>
</file>